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110bb2" officeooo:paragraph-rsid="00110bb2" style:font-name-complex="IRMitra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10bb2" officeooo:paragraph-rsid="00110bb2" style:font-name-complex="IRMitra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289f1" officeooo:paragraph-rsid="001289f1" style:font-name-complex="IRMitra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34fa2" officeooo:paragraph-rsid="00134fa2" style:font-name-complex="IRMitr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4a8ea" officeooo:paragraph-rsid="0014a8ea" style:font-name-complex="IRMitra"/>
    </style:style>
    <style:style style:name="T1" style:family="text">
      <style:text-properties officeooo:rsid="001289f1"/>
    </style:style>
    <style:style style:name="T2" style:family="text">
      <style:text-properties officeooo:rsid="00134fa2"/>
    </style:style>
    <style:style style:name="T3" style:family="text">
      <style:text-properties officeooo:rsid="00137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اسمه تعالی</text:p>
      <text:p text:style-name="P2">۱ - مسابقه‌ای که برای دانشجویان صنایع برگزار می‌شود. چیست؟</text:p>
      <text:p text:style-name="P2">۲ - لیست مسابقات دانشجویی کشور. آن‌هایی که در جریان هستند.</text:p>
      <text:p text:style-name="P2">۳ - از کمیکار چه خبر؟</text:p>
      <text:p text:style-name="P2">۴ - آیا در بنیاد ملی نخبگان لیستی از مسابقات مورد تأیید و یا در حال بررسی وجود دارد؟</text:p>
      <text:p text:style-name="P2">۵ - لیست مسابقات مورد تأیید باشگاه آماده شود.</text:p>
      <text:p text:style-name="P2">۶ - باید تبدیل به سایت مرجع در زمینه مسابقات دانشجویی و دانش‌آموزی تبدیل شویم.</text:p>
      <text:p text:style-name="P2">۷ – تقسیم‌بندی انواع مسابقات باید به صورت بهتری دربیاید. </text:p>
      <text:p text:style-name="P2">۸ – تمام مسابقات موجود در وب‌سایت بیاید. چه آن‌هایی که ما مجری هستیم و چه آن‌هایی که مجری‌های دیگر دارد.</text:p>
      <text:p text:style-name="P2">۹ - ارتباط مسابقات و طرح‌های باشگاه مشخص شود.</text:p>
      <text:p text:style-name="P2">۱۰ – برنده شدن در مسابقات به عنوان <text:span text:style-name="T1">دریافت گواهی مهارتی محسوب شود.</text:span></text:p>
      <text:p text:style-name="P3">۱۱- پس مسابقه مهارتی مسابقه‌ای است که در سطح استان برگزار می‌شود، به برگزیدگان گواهی داده می‌شود. ( برگزیدگان در مقابل برندگان و شرکت‌کنندگان می‌آید.) <text:span text:style-name="T2">برای شرکت در آن نباید مهارت ویژه‌ای غیر از مهارت‌های عادی</text:span><text:span text:style-name="T3">ش</text:span></text:p>
      <text:p text:style-name="P4">۱۲ – اینفوگراف – پوستر – موشن گرافیک مربوطه آماده شود. در مورد کلیت مسابقات و در مورد مسابقات هر استان.</text:p>
      <text:p text:style-name="P5">۱۳ – انواع مسابقات باید تدقیق شوند. مسابقات طراحی – مسابقات طراحی مفهومی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Mitra" svg:font-family="IRMitr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0T03:46:27.269290886</meta:creation-date>
    <meta:generator>LibreOffice/7.3.7.2$Linux_X86_64 LibreOffice_project/30$Build-2</meta:generator>
    <dc:date>2024-02-10T05:10:06.757905452</dc:date>
    <meta:editing-duration>PT13M50S</meta:editing-duration>
    <meta:editing-cycles>3</meta:editing-cycles>
    <meta:document-statistic meta:table-count="0" meta:image-count="0" meta:object-count="0" meta:page-count="1" meta:paragraph-count="14" meta:word-count="187" meta:character-count="993" meta:non-whitespace-character-count="811"/>
  </office:meta>
</office:document-meta>
</file>